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7.65cm" fo:min-width="0cm"/>
    </style:style>
    <style:style style:name="gr2" style:family="graphic" style:parent-style-name="standard">
      <style:graphic-properties svg:stroke-color="#000000" draw:fill-color="#cc9900" draw:textarea-horizontal-align="justify" draw:textarea-vertical-align="middle" draw:auto-grow-height="false" fo:min-height="4.25cm" fo:min-width="0cm"/>
    </style:style>
    <style:style style:name="gr3" style:family="graphic" style:parent-style-name="standard">
      <style:graphic-properties svg:stroke-color="#000000" draw:fill-color="#cc9900" draw:textarea-horizontal-align="justify" draw:textarea-vertical-align="middle" draw:auto-grow-height="false" fo:min-height="0.55cm" fo:min-width="0cm"/>
    </style:style>
    <style:style style:name="gr4" style:family="graphic" style:parent-style-name="standard">
      <style:graphic-properties svg:stroke-color="#000000" draw:fill-color="#cc9900" draw:textarea-horizontal-align="justify" draw:textarea-vertical-align="middle" draw:auto-grow-height="false" fo:min-height="0.05cm" fo:min-width="0.402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292cm" fo:min-width="0.279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382cm" fo:min-width="2.969cm"/>
    </style:style>
    <style:style style:name="gr7" style:family="graphic" style:parent-style-name="standard">
      <style:graphic-properties svg:stroke-color="#000000" draw:fill-color="#ffff00" draw:textarea-horizontal-align="justify" draw:textarea-vertical-align="middle" draw:auto-grow-height="false" fo:min-height="0.388cm" fo:min-width="0.09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382cm" fo:min-width="2.968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198cm" fo:min-width="16.135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3.836cm" fo:min-width="4.752cm"/>
    </style:style>
    <style:style style:name="gr11" style:family="graphic" style:parent-style-name="standard">
      <style:graphic-properties svg:stroke-color="#000000" draw:fill-color="#808080" draw:textarea-horizontal-align="justify" draw:textarea-vertical-align="middle" draw:auto-grow-height="false" fo:min-height="0.022cm" fo:min-width="4.124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6.878cm" fo:min-width="4.913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8.336cm" fo:min-width="4.847cm"/>
    </style:style>
    <style:style style:name="gr14" style:family="graphic" style:parent-style-name="standard">
      <style:graphic-properties svg:stroke-color="#000000" draw:fill-color="#999999" draw:textarea-horizontal-align="justify" draw:textarea-vertical-align="middle" draw:auto-grow-height="false" fo:min-height="0.882cm" fo:min-width="0.62cm"/>
    </style:style>
    <style:style style:name="gr15" style:family="graphic" style:parent-style-name="objectwithoutfill">
      <style:graphic-properties svg:stroke-color="#000000" draw:fill="none" draw:fill-color="#ff0066" draw:textarea-vertical-align="middle"/>
    </style:style>
    <style:style style:name="gr16" style:family="graphic" style:parent-style-name="objectwithoutfill">
      <style:graphic-properties svg:stroke-color="#000000" draw:fill="none" draw:fill-color="#808080" draw:textarea-vertical-align="middle"/>
    </style:style>
    <style:style style:name="gr17" style:family="graphic" style:parent-style-name="standard">
      <style:graphic-properties svg:stroke-color="#000000" draw:fill-color="#6699cc" draw:textarea-horizontal-align="justify" draw:textarea-vertical-align="middle" draw:auto-grow-height="false" fo:min-height="0.924cm" fo:min-width="2.352cm"/>
    </style:style>
    <style:style style:name="gr18" style:family="graphic" style:parent-style-name="standard">
      <style:graphic-properties svg:stroke-color="#000000" draw:fill-color="#808080" draw:textarea-horizontal-align="justify" draw:textarea-vertical-align="middle" draw:auto-grow-height="false" fo:min-height="7.15cm" fo:min-width="0cm"/>
    </style:style>
    <style:style style:name="gr19" style:family="graphic" style:parent-style-name="standard">
      <style:graphic-properties svg:stroke-color="#000000" draw:fill-color="#808080" draw:textarea-horizontal-align="justify" draw:textarea-vertical-align="middle" draw:auto-grow-height="false" fo:min-height="0.472cm" fo:min-width="1.004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0.198cm" fo:min-width="16.2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1.514cm" fo:min-width="0cm"/>
    </style:style>
    <style:style style:name="gr22" style:family="graphic" style:parent-style-name="standard">
      <style:graphic-properties svg:stroke-color="#000000" draw:fill-color="#ffff00" draw:textarea-horizontal-align="justify" draw:textarea-vertical-align="middle" draw:auto-grow-height="false" fo:min-height="0.388cm" fo:min-width="0.089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198cm" fo:min-width="10.948cm"/>
    </style:style>
    <style:style style:name="gr24" style:family="graphic" style:parent-style-name="standard">
      <style:graphic-properties svg:stroke-color="#000000" draw:textarea-horizontal-align="justify" draw:textarea-vertical-align="middle" draw:auto-grow-height="false" fo:min-height="0.198cm" fo:min-width="5.27cm"/>
    </style:style>
    <style:style style:name="gr25" style:family="graphic" style:parent-style-name="standard">
      <style:graphic-properties svg:stroke-color="#000000" draw:textarea-horizontal-align="justify" draw:textarea-vertical-align="middle" draw:auto-grow-height="false" fo:min-height="8.45cm" fo:min-width="0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7.798cm" fo:min-width="0cm"/>
    </style:style>
    <style:style style:name="gr27" style:family="graphic" style:parent-style-name="standard">
      <style:graphic-properties svg:stroke-color="#000000" draw:fill-color="#ff0000" draw:textarea-horizontal-align="justify" draw:textarea-vertical-align="middle" draw:auto-grow-height="false" fo:min-height="0.174cm" fo:min-width="0cm"/>
    </style:style>
    <style:style style:name="gr28" style:family="graphic" style:parent-style-name="standard">
      <style:graphic-properties svg:stroke-color="#000000" draw:fill-color="#009900" draw:textarea-horizontal-align="justify" draw:textarea-vertical-align="middle" draw:auto-grow-height="false" fo:min-height="0.174cm" fo:min-width="0cm"/>
    </style:style>
    <style:style style:name="gr29" style:family="graphic" style:parent-style-name="standard">
      <style:graphic-properties svg:stroke-color="#000000" draw:fill-color="#ff00ff" draw:textarea-horizontal-align="justify" draw:textarea-vertical-align="middle" draw:auto-grow-height="false" fo:min-height="0.174cm" fo:min-width="0cm"/>
    </style:style>
    <style:style style:name="gr30" style:family="graphic" style:parent-style-name="standard">
      <style:graphic-properties svg:stroke-color="#000000" draw:fill-color="#cc9900" draw:textarea-horizontal-align="justify" draw:textarea-vertical-align="middle" draw:auto-grow-height="false" fo:min-height="0.174cm" fo:min-width="0cm"/>
    </style:style>
    <style:style style:name="gr31" style:family="graphic" style:parent-style-name="standard">
      <style:graphic-properties svg:stroke-color="#000000" draw:fill-color="#3399ff" draw:textarea-horizontal-align="justify" draw:textarea-vertical-align="middle" draw:auto-grow-height="false" fo:min-height="0.174cm" fo:min-width="0cm"/>
    </style:style>
    <style:style style:name="gr32" style:family="graphic" style:parent-style-name="standard">
      <style:graphic-properties svg:stroke-color="#000000" draw:fill-color="#ccffcc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svg:stroke-color="#000000" draw:fill-color="#cc9900" draw:textarea-horizontal-align="justify" draw:textarea-vertical-align="middle" draw:auto-grow-height="false" fo:min-height="8.65cm" fo:min-width="0cm"/>
    </style:style>
    <style:style style:name="gr34" style:family="graphic" style:parent-style-name="standard">
      <style:graphic-properties svg:stroke-color="#000000" draw:fill-color="#cc9900" draw:textarea-horizontal-align="justify" draw:textarea-vertical-align="middle" draw:auto-grow-height="false" fo:min-height="6.15cm" fo:min-width="0cm"/>
    </style:style>
    <style:style style:name="gr35" style:family="graphic" style:parent-style-name="standard">
      <style:graphic-properties svg:stroke-color="#000000" draw:fill-color="#cc9900" draw:textarea-horizontal-align="justify" draw:textarea-vertical-align="middle" draw:auto-grow-height="false" fo:min-height="0.05cm" fo:min-width="0.7cm"/>
    </style:style>
    <style:style style:name="P1" style:family="paragraph">
      <style:paragraph-properties fo:text-align="center"/>
    </style:style>
    <style:style style:name="P2" style:family="paragraph">
      <loext:graphic-properties draw:fill-color="#cc9900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-color="#808080"/>
      <style:paragraph-properties fo:text-align="center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0066"/>
      <style:paragraph-properties fo:text-align="center"/>
    </style:style>
    <style:style style:name="P8" style:family="paragraph">
      <loext:graphic-properties draw:fill="none" draw:fill-color="#808080"/>
      <style:paragraph-properties fo:text-align="center"/>
    </style:style>
    <style:style style:name="P9" style:family="paragraph">
      <loext:graphic-properties draw:fill-color="#6699cc"/>
      <style:paragraph-properties fo:text-align="center"/>
    </style:style>
    <style:style style:name="P10" style:family="paragraph">
      <loext:graphic-properties draw:fill-color="#ff0000"/>
      <style:paragraph-properties fo:text-align="center"/>
    </style:style>
    <style:style style:name="P11" style:family="paragraph">
      <loext:graphic-properties draw:fill-color="#009900"/>
      <style:paragraph-properties fo:text-align="center"/>
    </style:style>
    <style:style style:name="P12" style:family="paragraph">
      <loext:graphic-properties draw:fill-color="#ff00ff"/>
      <style:paragraph-properties fo:text-align="center"/>
    </style:style>
    <style:style style:name="P13" style:family="paragraph">
      <loext:graphic-properties draw:fill-color="#3399ff"/>
      <style:paragraph-properties fo:text-align="center"/>
    </style:style>
    <style:style style:name="P14" style:family="paragraph">
      <loext:graphic-properties draw:fill-color="#ccffcc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0.397cm" svg:height="7.9cm" svg:x="6.673cm" svg:y="6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4.5cm" svg:x="13.4cm" svg:y="2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4.5cm" svg:x="14.3cm" svg:y="2.54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3cm" svg:height="4.5cm" svg:x="15.2cm" svg:y="2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0.8cm" svg:x="8.6cm" svg:y="5.9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0.902cm" svg:height="0.3cm" svg:x="6.698cm" svg:y="5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37cm" svg:height="0.6cm" svg:x="6.9cm" svg:y="5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537cm" svg:height="0.7cm" svg:x="13.864cm" svg:y="22.8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4" draw:layer="layout" svg:width="0.652cm" svg:height="0.7cm" svg:x="15.26cm" svg:y="23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3.536cm" svg:height="0.7cm" svg:x="2.324cm" svg:y="6.5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16.635cm" svg:height="0.448cm" svg:x="1.697cm" svg:y="22.68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5.366cm" svg:height="4.2cm" svg:x="1.393cm" svg:y="2.2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3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5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5.565cm" svg:height="7.28cm" svg:x="7.089cm" svg:y="6.681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497cm" svg:height="8.736cm" svg:x="12.934cm" svg:y="13.948cm">
          <text:p/>
          <draw:enhanced-geometry svg:viewBox="0 0 21600 21600" draw:path-stretchpoint-x="10800" draw:path-stretchpoint-y="10800" draw:text-areas="?f3 ?f4 ?f5 ?f6" draw:type="round-rectangle" draw:modifiers="1007.813367894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6" draw:layer="layout" svg:width="1.582cm" svg:height="1.6cm" svg:x="3.6cm" svg:y="12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7.163cm" svg:y1="13.112cm" svg:x2="12.468cm" svg:y2="13.112cm">
          <text:p/>
        </draw:line>
        <draw:line draw:style-name="gr16" draw:text-style-name="P8" draw:layer="layout" svg:x1="7.256cm" svg:y1="7.612cm" svg:x2="12.468cm" svg:y2="7.612cm">
          <text:p/>
        </draw:line>
        <draw:custom-shape draw:style-name="gr17" draw:text-style-name="P9" draw:layer="layout" svg:width="2.978cm" svg:height="1.3cm" svg:x="9.49cm" svg:y="5.3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186cm" svg:height="7.4cm" svg:x="9.769cm" svg:y="5.21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.582cm" svg:height="0.8cm" svg:x="8.373cm" svg:y="12.0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16.7cm" svg:height="0.448cm" svg:x="1.6cm" svg:y="2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398cm" svg:height="1.764cm" svg:x="18.027cm" svg:y="22.68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4.652cm" svg:height="0.3cm" svg:x="1.701cm" svg:y="2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2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3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4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4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4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5.2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01cm" svg:y="5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.7cm" svg:y="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1.582cm" svg:height="0.8cm" svg:x="9.769cm" svg:y="11.2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1.582cm" svg:height="0.8cm" svg:x="8.373cm" svg:y="10.4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1.582cm" svg:height="0.8cm" svg:x="9.769cm" svg:y="9.6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4" draw:layer="layout" svg:width="0.651cm" svg:height="0.7cm" svg:x="3.72cm" svg:y="6.93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1.448cm" svg:height="0.448cm" svg:x="1.486cm" svg:y="13.9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5.77cm" svg:height="0.448cm" svg:x="1.3cm" svg:y="6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0.397cm" svg:height="8.7cm" svg:x="12.543cm" svg:y="13.95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397cm" svg:height="18.048cm" svg:x="1.3cm" svg:y="6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6cm" svg:height="0.6cm" svg:x="7.3cm" svg:y="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2cm" svg:height="0.3cm" svg:x="12.6cm" svg:y="13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37cm" svg:height="0.6cm" svg:x="12.802cm" svg:y="13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0.6cm" svg:height="0.6cm" svg:x="13.202cm" svg:y="1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902cm" svg:height="0.3cm" svg:x="18.4cm" svg:y="22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837cm" svg:height="0.6cm" svg:x="18.602cm" svg:y="21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0" draw:layer="layout" svg:width="0.6cm" svg:height="0.6cm" svg:x="19.002cm" svg:y="2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0.6cm" svg:height="0.6cm" svg:x="13.3cm" svg:y="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6cm" svg:height="0.6cm" svg:x="13.3cm" svg:y="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1" draw:layer="layout" svg:width="0.6cm" svg:height="0.6cm" svg:x="4.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6cm" svg:height="0.6cm" svg:x="5.9cm" svg:y="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6cm" svg:height="0.6cm" svg:x="5.9cm" svg:y="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6cm" svg:height="0.6cm" svg:x="3.7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6cm" svg:height="0.6cm" svg:x="14.2cm" svg:y="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draw:layer="layout" svg:width="0.6cm" svg:height="0.6cm" svg:x="14.2cm" svg:y="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" draw:layer="layout" svg:width="0.6cm" svg:height="0.6cm" svg:x="15.1cm" svg:y="2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6cm" svg:height="0.6cm" svg:x="8.4cm" svg:y="5.7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4" draw:layer="layout" svg:width="0.6cm" svg:height="0.6cm" svg:x="15.1cm" svg:y="6.7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draw:layer="layout" svg:width="0.3cm" svg:height="8.9cm" svg:x="15.3cm" svg:y="13.54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0.3cm" svg:height="6.4cm" svg:x="16cm" svg:y="13.54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2cm" svg:height="0.3cm" svg:x="14.1cm" svg:y="22.14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" draw:layer="layout" svg:width="1.2cm" svg:height="0.3cm" svg:x="16.3cm" svg:y="19.64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6cm" svg:height="0.6cm" svg:x="15.1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6cm" svg:height="0.6cm" svg:x="15.9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4.652cm" svg:height="0.3cm" svg:x="14.241cm" svg:y="8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8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9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9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9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10.3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10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11.1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11.5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8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8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9.1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9.5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9.9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10.3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10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11.1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2cm" svg:y="11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4.652cm" svg:height="0.3cm" svg:x="14.241cm" svg:y="11.9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2" draw:layer="layout" svg:width="0.6cm" svg:height="0.6cm" svg:x="18.441cm" svg:y="8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0" draw:layer="layout" svg:width="0.6cm" svg:height="0.6cm" svg:x="18.5cm" svg:y="11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7T12:49:44.860000000</meta:creation-date>
    <dc:date>2016-05-30T08:38:39.575000000</dc:date>
    <meta:editing-duration>PT6H2M11S</meta:editing-duration>
    <meta:editing-cycles>53</meta:editing-cycles>
    <meta:generator>LibreOffice/5.0.6.3$Windows_x86 LibreOffice_project/490fc03b25318460cfc54456516ea2519c11d1aa</meta:generator>
    <meta:document-statistic meta:object-count="94"/>
  </office:meta>
</office:document-meta>
</file>